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1.203cm" svg:height="1.202cm" svg:x="3.423cm" svg:y="4.2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0.522cm" svg:height="1.729cm" svg:x="18.78cm" svg:y="3.4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9.045cm" svg:y1="3.489cm" svg:x2="19.055cm" svg:y2="2.691cm">
            <text:p/>
          </draw:line>
          <draw:line draw:style-name="gr3" draw:text-style-name="P3" draw:layer="layout" svg:x1="19.045cm" svg:y1="6.035cm" svg:x2="19.055cm" svg:y2="5.237cm">
            <text:p/>
          </draw:line>
        </draw:g>
        <draw:g xml:id="id2" draw:id="id2">
          <draw:line draw:style-name="gr3" draw:text-style-name="P3" draw:layer="layout" svg:x1="20.411cm" svg:y1="4.051cm" svg:x2="21.726cm" svg:y2="4.051cm">
            <text:p/>
          </draw:line>
          <draw:line draw:style-name="gr3" draw:text-style-name="P3" draw:layer="layout" svg:x1="20.411cm" svg:y1="4.051cm" svg:x2="21.726cm" svg:y2="4.051cm">
            <text:p/>
          </draw:line>
          <draw:line draw:style-name="gr3" draw:text-style-name="P3" draw:layer="layout" svg:x1="20.411cm" svg:y1="4.638cm" svg:x2="21.726cm" svg:y2="4.638cm">
            <text:p/>
          </draw:line>
          <draw:line draw:style-name="gr3" draw:text-style-name="P3" draw:layer="layout" svg:x1="21.06cm" svg:y1="5.432cm" svg:x2="21.07cm" svg:y2="4.634cm">
            <text:p/>
          </draw:line>
          <draw:line draw:style-name="gr3" draw:text-style-name="P3" draw:layer="layout" svg:x1="21.06cm" svg:y1="4.063cm" svg:x2="21.07cm" svg:y2="3.265cm">
            <text:p/>
          </draw:line>
        </draw:g>
        <draw:g xml:id="id3" draw:id="id3">
          <draw:custom-shape draw:style-name="gr4" draw:text-style-name="P2" draw:layer="layout" svg:width="0.606cm" svg:height="1.992cm" draw:transform="rotate (1.5707963267949) translate (22.412cm 1.0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2.418cm" svg:y1="0.771cm" svg:x2="21.497cm" svg:y2="0.759cm">
            <text:p/>
          </draw:line>
          <draw:line draw:style-name="gr3" draw:text-style-name="P3" draw:layer="layout" svg:x1="25.356cm" svg:y1="0.771cm" svg:x2="24.435cm" svg:y2="0.759cm">
            <text:p/>
          </draw:line>
        </draw:g>
        <draw:g xml:id="id4" draw:id="id4">
          <draw:custom-shape draw:style-name="gr5" draw:text-style-name="P2" draw:layer="layout" svg:width="1.155cm" svg:height="1.157cm" draw:transform="skewX (0.000872664625997165) rotate (-3.1396727914126) translate (26.982cm 2.7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cm" svg:y1="2.8cm" svg:x2="25.744cm" svg:y2="2.798cm">
            <text:p/>
          </draw:line>
        </draw:g>
        <draw:g xml:id="id5" draw:id="id5">
          <draw:custom-shape draw:style-name="gr6" draw:text-style-name="P2" draw:layer="layout" svg:width="1.157cm" svg:height="1.156cm" draw:transform="skewX (-0.000872664625997165) rotate (-3.1396727914126) translate (26.981cm 4.7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cm" svg:y1="4.8cm" svg:x2="25.744cm" svg:y2="4.798cm">
            <text:p/>
          </draw:line>
        </draw:g>
        <draw:g xml:id="id7" draw:id="id7">
          <draw:custom-shape draw:style-name="gr6" draw:text-style-name="P2" draw:layer="layout" svg:width="1.157cm" svg:height="1.157cm" draw:transform="skewX (-0.00174532925199433) rotate (-3.1396727914126) translate (27.017cm 7.65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7.056cm" svg:y1="7.681cm" svg:x2="25.8cm" svg:y2="7.679cm">
            <text:p/>
          </draw:line>
        </draw:g>
        <draw:connector draw:style-name="gr7" draw:text-style-name="P2" draw:layer="layout" draw:line-skew="-1.341cm" svg:x1="19.041cm" svg:y1="2.691cm" svg:x2="21.068cm" svg:y2="3.265cm" draw:start-shape="id1" draw:start-glue-point="0" draw:end-shape="id2" draw:end-glue-point="0" svg:d="M19041 2691v-1891h2027v2465" svg:viewBox="0 0 2028 2466">
          <text:p/>
        </draw:connector>
        <draw:connector draw:style-name="gr7" draw:text-style-name="P2" draw:layer="layout" svg:x1="25.356cm" svg:y1="0.775cm" svg:x2="26.372cm" svg:y2="1.619cm" draw:start-shape="id3" draw:start-glue-point="1" draw:end-shape="id4" draw:end-glue-point="0" svg:d="M25356 775h1016v844" svg:viewBox="0 0 1017 845">
          <text:p/>
        </draw:connector>
        <draw:connector draw:style-name="gr7" draw:text-style-name="P2" draw:layer="layout" svg:x1="26.372cm" svg:y1="2.8cm" svg:x2="26.372cm" svg:y2="3.62cm" draw:start-shape="id4" draw:start-glue-point="2" draw:end-shape="id5" draw:end-glue-point="0" svg:d="M26372 2800v820" svg:viewBox="0 0 1 821">
          <text:p/>
        </draw:connector>
        <draw:g>
          <draw:line draw:style-name="gr3" draw:text-style-name="P3" draw:layer="layout" svg:x1="19.999cm" svg:y1="9.125cm" svg:x2="17.9cm" svg:y2="9.141cm">
            <text:p/>
          </draw:line>
          <draw:line draw:style-name="gr3" draw:text-style-name="P3" draw:layer="layout" svg:x1="20cm" svg:y1="9.116cm" svg:x2="17.901cm" svg:y2="9.132cm">
            <text:p/>
          </draw:line>
          <draw:line draw:style-name="gr3" draw:text-style-name="P3" draw:layer="layout" svg:x1="18.473cm" svg:y1="9.489cm" svg:x2="19.516cm" svg:y2="9.489cm">
            <text:p/>
          </draw:line>
          <draw:line draw:style-name="gr3" draw:text-style-name="P3" draw:layer="layout" svg:x1="18.755cm" svg:y1="9.8cm" svg:x2="19.256cm" svg:y2="9.8cm">
            <text:p/>
          </draw:line>
          <draw:line draw:style-name="gr3" draw:text-style-name="P3" draw:layer="layout" svg:x1="18.977cm" svg:y1="9.103cm" svg:x2="18.985cm" svg:y2="8.3cm">
            <text:p/>
          </draw:line>
        </draw:g>
        <draw:frame draw:style-name="gr8" draw:text-style-name="P4" draw:layer="layout" svg:width="0.5cm" svg:height="0.962cm" svg:x="5.2cm" svg:y="1.5cm">
          <draw:text-box>
            <text:p>1</text:p>
          </draw:text-box>
        </draw:frame>
        <draw:frame draw:style-name="gr9" draw:text-style-name="P4" draw:layer="layout" svg:width="0.7cm" svg:height="1cm" svg:x="14.108cm" svg:y="0.469cm">
          <draw:text-box>
            <text:p>3</text:p>
          </draw:text-box>
        </draw:frame>
        <draw:frame draw:style-name="gr9" draw:text-style-name="P4" draw:layer="layout" svg:width="0.8cm" svg:height="1cm" svg:x="26.2cm" svg:y="0.8cm">
          <draw:text-box>
            <text:p>6</text:p>
          </draw:text-box>
        </draw:frame>
        <draw:frame draw:style-name="gr10" draw:text-style-name="P4" draw:layer="layout" svg:width="0.8cm" svg:height="1.1cm" svg:x="26.6cm" svg:y="2.8cm">
          <draw:text-box>
            <text:p>7</text:p>
          </draw:text-box>
        </draw:frame>
        <draw:connector draw:style-name="gr7" draw:text-style-name="P2" draw:layer="layout" draw:line-skew="0cm 0.153cm" svg:x1="21.068cm" svg:y1="3.265cm" svg:x2="21.497cm" svg:y2="0.775cm" draw:start-shape="id2" draw:start-glue-point="0" draw:end-shape="id3" draw:end-glue-point="3" svg:d="M21068 3265v-1118h32v-1372h397" svg:viewBox="0 0 430 2491">
          <text:p/>
        </draw:connector>
        <draw:g>
          <draw:line draw:style-name="gr3" draw:text-style-name="P3" draw:layer="layout" svg:x1="6.399cm" svg:y1="7.625cm" svg:x2="4.3cm" svg:y2="7.641cm">
            <text:p/>
          </draw:line>
          <draw:line draw:style-name="gr3" draw:text-style-name="P3" draw:layer="layout" svg:x1="6.4cm" svg:y1="7.616cm" svg:x2="4.301cm" svg:y2="7.632cm">
            <text:p/>
          </draw:line>
          <draw:line draw:style-name="gr3" draw:text-style-name="P3" draw:layer="layout" svg:x1="4.873cm" svg:y1="7.989cm" svg:x2="5.916cm" svg:y2="7.989cm">
            <text:p/>
          </draw:line>
          <draw:line draw:style-name="gr3" draw:text-style-name="P3" draw:layer="layout" svg:x1="5.155cm" svg:y1="8.3cm" svg:x2="5.656cm" svg:y2="8.3cm">
            <text:p/>
          </draw:line>
          <draw:line draw:style-name="gr3" draw:text-style-name="P3" draw:layer="layout" svg:x1="5.377cm" svg:y1="7.603cm" svg:x2="5.385cm" svg:y2="6.8cm">
            <text:p/>
          </draw:line>
        </draw:g>
        <draw:g>
          <draw:custom-shape draw:style-name="gr5" draw:text-style-name="P2" draw:layer="layout" svg:width="1.155cm" svg:height="1.157cm" draw:transform="rotate (2.36719006447991) translate (15.347cm 3.72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6.201cm" svg:y1="2.922cm" svg:x2="15.303cm" svg:y2="3.801cm">
            <text:p/>
          </draw:line>
        </draw:g>
        <draw:g>
          <draw:custom-shape draw:style-name="gr5" draw:text-style-name="P2" draw:layer="layout" svg:width="1.155cm" svg:height="1.157cm" draw:transform="skewX (0.000872664625997199) rotate (0.639314105005523) translate (14.603cm 5.4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292cm" svg:y1="4.7cm" svg:x2="16.3cm" svg:y2="5.449cm">
            <text:p/>
          </draw:line>
        </draw:g>
        <draw:g>
          <draw:line draw:style-name="gr3" draw:text-style-name="P3" draw:layer="layout" svg:x1="16.226cm" svg:y1="2.922cm" svg:x2="15.328cm" svg:y2="3.801cm">
            <text:p/>
          </draw:line>
        </draw:g>
        <draw:g>
          <draw:custom-shape draw:style-name="gr5" draw:text-style-name="P2" draw:layer="layout" svg:width="1.155cm" svg:height="1.157cm" draw:transform="skewX (0.000872664625997199) rotate (0.639314105005523) translate (12.099cm 2.8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788cm" svg:y1="2.1cm" svg:x2="13.796cm" svg:y2="2.849cm">
            <text:p/>
          </draw:line>
        </draw:g>
        <draw:g>
          <draw:custom-shape draw:style-name="gr5" draw:text-style-name="P2" draw:layer="layout" svg:width="1.155cm" svg:height="1.157cm" draw:transform="rotate (2.36719006447991) translate (12.911cm 6.2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3.765cm" svg:y1="5.429cm" svg:x2="12.867cm" svg:y2="6.308cm">
            <text:p/>
          </draw:line>
        </draw:g>
        <draw:line draw:style-name="gr11" draw:text-style-name="P5" draw:layer="layout" svg:x1="13.4cm" svg:y1="5.9cm" svg:x2="14.3cm" svg:y2="6.8cm">
          <text:p/>
        </draw:line>
        <draw:line draw:style-name="gr11" draw:text-style-name="P5" draw:layer="layout" svg:x1="15cm" svg:y1="6cm" svg:x2="14.3cm" svg:y2="6.8cm">
          <text:p/>
        </draw:line>
        <draw:line draw:style-name="gr11" draw:text-style-name="P5" draw:layer="layout" svg:x1="15.8cm" svg:y1="5cm" svg:x2="16.6cm" svg:y2="4cm">
          <text:p/>
        </draw:line>
        <draw:line draw:style-name="gr11" draw:text-style-name="P5" draw:layer="layout" svg:x1="15.9cm" svg:y1="3.4cm" svg:x2="16.6cm" svg:y2="4cm">
          <text:p/>
        </draw:line>
        <draw:line draw:style-name="gr11" draw:text-style-name="P5" draw:layer="layout" svg:x1="13.3cm" svg:y1="2.4cm" svg:x2="14.1cm" svg:y2="1.6cm">
          <text:p/>
        </draw:line>
        <draw:line draw:style-name="gr11" draw:text-style-name="P5" draw:layer="layout" svg:x1="15cm" svg:y1="2.5cm" svg:x2="14.1cm" svg:y2="1.6cm">
          <text:p/>
        </draw:line>
        <draw:line draw:style-name="gr11" draw:text-style-name="P5" draw:layer="layout" svg:x1="12.6cm" svg:y1="5cm" svg:x2="11.8cm" svg:y2="4.2cm">
          <text:p/>
        </draw:line>
        <draw:line draw:style-name="gr11" draw:text-style-name="P5" draw:layer="layout" svg:x1="12.5cm" svg:y1="3.4cm" svg:x2="11.8cm" svg:y2="4.2cm">
          <text:p/>
        </draw:line>
        <draw:line draw:style-name="gr11" draw:text-style-name="P5" draw:layer="layout" svg:x1="16.6cm" svg:y1="4cm" svg:x2="17.9cm" svg:y2="4cm">
          <text:p/>
        </draw:line>
        <draw:line draw:style-name="gr11" draw:text-style-name="P5" draw:layer="layout" svg:x1="19.1cm" svg:y1="0.8cm" svg:x2="17.9cm" svg:y2="0.8cm">
          <text:p/>
        </draw:line>
        <draw:line draw:style-name="gr11" draw:text-style-name="P5" draw:layer="layout" svg:x1="17.9cm" svg:y1="4cm" svg:x2="17.9cm" svg:y2="0.8cm">
          <text:p/>
        </draw:line>
        <draw:custom-shape draw:style-name="gr12" draw:text-style-name="P2" xml:id="id12" draw:id="id12" draw:layer="layout" svg:width="0.348cm" svg:height="0.35cm" svg:x="13.9cm" svg:y="1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" draw:id="id6" draw:layer="layout" svg:width="0.348cm" svg:height="0.35cm" svg:x="11.652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48cm" svg:height="0.35cm" svg:x="16.4cm" svg:y="3.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" draw:id="id13" draw:layer="layout" svg:width="0.348cm" svg:height="0.35cm" svg:x="14.1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853cm" svg:height="0.962cm" svg:x="10.647cm" svg:y="3.7cm">
          <draw:text-box>
            <text:p>0</text:p>
          </draw:text-box>
        </draw:frame>
        <draw:frame draw:style-name="gr13" draw:text-style-name="P4" draw:layer="layout" svg:width="0.853cm" svg:height="0.962cm" svg:x="16.6cm" svg:y="4.2cm">
          <draw:text-box>
            <text:p>5</text:p>
          </draw:text-box>
        </draw:frame>
        <draw:connector draw:style-name="gr7" draw:text-style-name="P2" draw:layer="layout" draw:line-skew="1.715cm -3.791cm" svg:x1="19.041cm" svg:y1="6.035cm" svg:x2="12cm" svg:y2="4.175cm" draw:start-shape="id1" draw:start-glue-point="2" draw:end-shape="id6" draw:end-glue-point="10" svg:d="M19041 6035v2265h-7441v-4125h400" svg:viewBox="0 0 7442 4126">
          <text:p/>
        </draw:connector>
        <draw:connector draw:style-name="gr7" draw:text-style-name="P2" draw:layer="layout" draw:line-skew="1.207cm" svg:x1="21.068cm" svg:y1="5.432cm" svg:x2="19.031cm" svg:y2="8.203cm" draw:start-shape="id2" draw:start-glue-point="2" svg:d="M21068 5432v2868h-2037v-97" svg:viewBox="0 0 2038 2869">
          <text:p/>
        </draw:connector>
        <draw:frame draw:style-name="gr9" draw:text-style-name="P4" draw:layer="layout" svg:width="0.7cm" svg:height="1cm" svg:x="14.5cm" svg:y="6.5cm">
          <draw:text-box>
            <text:p>4</text:p>
          </draw:text-box>
        </draw:frame>
        <draw:frame draw:style-name="gr14" draw:text-style-name="P4" xml:id="id9" draw:id="id9" draw:layer="layout" svg:width="3.5cm" svg:height="1.673cm" svg:x="0.5cm" svg:y="3.427cm">
          <draw:text-box>
            <text:p>AC 230V / 50 Hz</text:p>
          </draw:text-box>
        </draw:frame>
        <draw:frame draw:style-name="gr15" draw:text-style-name="P4" draw:layer="layout" svg:width="1.186cm" svg:height="1.299cm" draw:transform="rotate (-1.56014981835773) translate (27.099cm 5.1cm)">
          <draw:text-box>
            <text:p>...</text:p>
          </draw:text-box>
        </draw:frame>
        <draw:connector draw:style-name="gr7" draw:text-style-name="P2" draw:layer="layout" draw:line-skew="0.069cm" svg:x1="26.428cm" svg:y1="7.681cm" svg:x2="21.068cm" svg:y2="5.432cm" draw:start-shape="id7" draw:start-glue-point="2" draw:end-shape="id2" draw:end-glue-point="2" svg:d="M26428 7681v619h-5360v-2868" svg:viewBox="0 0 5361 2869">
          <text:p/>
        </draw:connector>
        <draw:g xml:id="id8" draw:id="id8">
          <draw:path draw:style-name="gr3" draw:text-style-name="P6" draw:layer="layout" svg:width="0.415cm" svg:height="0.218cm" draw:transform="skewX (0.0752236907609556) rotate (-2.96077654308318) translate (7.46598837126501cm 4.5043214726573cm)" svg:viewBox="0 0 416 219" svg:d="M416 0c-386 0-416 219-416 219">
            <text:p/>
          </draw:path>
          <draw:path draw:style-name="gr3" draw:text-style-name="P6" draw:layer="layout" svg:width="0.417cm" svg:height="0.218cm" draw:transform="skewX (-0.0685914396033771) rotate (-0.181165176357012) translate (7.05659667414759cm 4.0298070063708cm)" svg:viewBox="0 0 418 219" svg:d="M0 0c387 0 418 219 418 219">
            <text:p/>
          </draw:path>
          <draw:path draw:style-name="gr3" draw:text-style-name="P6" draw:layer="layout" svg:width="0.411cm" svg:height="0.086cm" draw:transform="skewX (0.205774318810131) rotate (3.06916148963203) translate (7.05709079001056cm 4.5714626172681cm)" svg:viewBox="0 0 412 87" svg:d="M0 0c381 0 412 87 412 87">
            <text:p/>
          </draw:path>
          <draw:path draw:style-name="gr3" draw:text-style-name="P6" draw:layer="layout" svg:width="0.411cm" svg:height="0.129cm" draw:transform="skewX (-0.0696386371545738) rotate (0.108734012399247) translate (6.66163000561725cm 4.3465973473965cm)" svg:viewBox="0 0 412 130" svg:d="M412 0c-382-1-412 130-412 130">
            <text:p/>
          </draw:path>
          <draw:path draw:style-name="gr3" draw:text-style-name="P6" draw:layer="layout" svg:width="0.417cm" svg:height="0.215cm" draw:transform="skewX (-0.0753982236861551) rotate (-0.188844625065787) translate (7.06846992245763cm 4.3012389971597cm)" svg:viewBox="0 0 418 216" svg:d="M0 0c387-3 418 216 418 216">
            <text:p/>
          </draw:path>
          <draw:path draw:style-name="gr3" draw:text-style-name="P6" draw:layer="layout" svg:width="0.415cm" svg:height="0.217cm" draw:transform="skewX (0.0785398163397449) rotate (-2.95833308213039) translate (7.4775618611111cm 4.8165290828833cm)" svg:viewBox="0 0 416 218" svg:d="M416 0c-386-1-416 218-416 218">
            <text:p/>
          </draw:path>
          <draw:path draw:style-name="gr3" draw:text-style-name="P6" draw:layer="layout" svg:width="0.41cm" svg:height="0.087cm" draw:transform="skewX (0.199142067652553) rotate (3.07177948351002) translate (7.05906928108592cm 4.8923462975049cm)" svg:viewBox="0 0 411 88" svg:d="M0 0c381 1 411 88 411 88">
            <text:p/>
          </draw:path>
          <draw:path draw:style-name="gr3" draw:text-style-name="P6" draw:layer="layout" svg:width="0.411cm" svg:height="0.13cm" draw:transform="skewX (-0.0750491578357562) rotate (0.106116018521255) translate (6.66107318431324cm 4.6671021388681cm)" svg:viewBox="0 0 412 131" svg:d="M412 0c-382 0-412 131-412 131">
            <text:p/>
          </draw:path>
          <draw:path draw:style-name="gr3" draw:text-style-name="P6" draw:layer="layout" svg:width="0.417cm" svg:height="0.216cm" draw:transform="skewX (-0.0720820981073658) rotate (-0.186226631187796) translate (7.06846760010429cm 4.6227860548942cm)" svg:viewBox="0 0 418 217" svg:d="M0 0c387-2 418 217 418 217">
            <text:p/>
          </draw:path>
          <draw:path draw:style-name="gr3" draw:text-style-name="P6" draw:layer="layout" svg:width="0.416cm" svg:height="0.217cm" draw:transform="skewX (0.0753982236861551) rotate (-2.95833308213039) translate (7.46637107850074cm 5.1456311466916cm)" svg:viewBox="0 0 417 218" svg:d="M417 0c-387-1-417 218-417 218">
            <text:p/>
          </draw:path>
          <draw:path draw:style-name="gr3" draw:text-style-name="P6" draw:layer="layout" svg:width="0.41cm" svg:height="0.086cm" draw:transform="skewX (0.197396738400559) rotate (3.06916148963203) translate (7.05906884429083cm 5.2138744200276cm)" svg:viewBox="0 0 411 87" svg:d="M0 0c381 0 411 87 411 87">
            <text:p/>
          </draw:path>
          <draw:path draw:style-name="gr3" draw:text-style-name="P6" draw:layer="layout" svg:width="0.411cm" svg:height="0.13cm" draw:transform="skewX (-0.075398223686155) rotate (0.106116018521255) translate (6.66102747485397cm 4.9879917813254cm)" svg:viewBox="0 0 412 131" svg:d="M412 0c-382 0-412 131-412 131">
            <text:p/>
          </draw:path>
          <draw:path draw:style-name="gr3" draw:text-style-name="P6" draw:layer="layout" svg:width="0.417cm" svg:height="0.216cm" draw:transform="skewX (-0.0720820981073658) rotate (-0.186226631187796) translate (7.06846760010429cm 4.9436708285568cm)" svg:viewBox="0 0 418 217" svg:d="M0 0c387-2 418 217 418 217">
            <text:p/>
          </draw:path>
          <draw:path draw:style-name="gr3" draw:text-style-name="P6" draw:layer="layout" svg:width="0.415cm" svg:height="0.217cm" draw:transform="skewX (0.0785398163397449) rotate (-2.95833308213039) translate (7.4775618611111cm 5.44353793062cm)" svg:viewBox="0 0 416 218" svg:d="M416 0c-386-1-416 218-416 218">
            <text:p/>
          </draw:path>
          <draw:line draw:style-name="gr3" draw:text-style-name="P6" draw:layer="layout" svg:x1="7.055cm" svg:y1="4.055cm" svg:x2="7.063cm" svg:y2="3.27cm">
            <text:p/>
          </draw:line>
          <draw:line draw:style-name="gr3" draw:text-style-name="P6" draw:layer="layout" svg:x1="7.062cm" svg:y1="6.302cm" svg:x2="7.07cm" svg:y2="5.517cm">
            <text:p/>
          </draw:line>
        </draw:g>
        <draw:g xml:id="id11" draw:id="id11">
          <draw:path draw:style-name="gr3" draw:text-style-name="P6" draw:layer="layout" svg:width="0.416cm" svg:height="0.217cm" draw:transform="skewX (-0.0748746249105567) rotate (2.95780948335479) translate (8.91429255720858cm 4.5964755051409cm)" svg:viewBox="0 0 417 218" svg:d="M0 0c386-1 417 218 417 218">
            <text:p/>
          </draw:path>
          <draw:path draw:style-name="gr3" draw:text-style-name="P6" draw:layer="layout" svg:width="0.418cm" svg:height="0.218cm" draw:transform="skewX (0.0649262481741891) rotate (0.181165176357011) translate (8.50260112969561cm 4.1225657999206cm)" svg:viewBox="0 0 419 219" svg:d="M419 0c-387 0-419 219-419 219">
            <text:p/>
          </draw:path>
          <draw:path draw:style-name="gr3" draw:text-style-name="P6" draw:layer="layout" svg:width="0.411cm" svg:height="0.086cm" draw:transform="skewX (-0.205774318810131) rotate (-3.06916148963203) translate (9.3244750326083cm 4.5590003690287cm)" svg:viewBox="0 0 412 87" svg:d="M412 0c-381 0-412 87-412 87">
            <text:p/>
          </draw:path>
          <draw:path draw:style-name="gr3" draw:text-style-name="P6" draw:layer="layout" svg:width="0.411cm" svg:height="0.129cm" draw:transform="skewX (0.0696386371545738) rotate (-0.108734012399247) translate (8.90007625841632cm 4.3192442653825cm)" svg:viewBox="0 0 412 130" svg:d="M0 0c382-1 412 130 412 130">
            <text:p/>
          </draw:path>
          <draw:path draw:style-name="gr3" draw:text-style-name="P6" draw:layer="layout" svg:width="0.417cm" svg:height="0.215cm" draw:transform="skewX (0.075398223686155) rotate (0.188321026290188) translate (8.49197383229972cm 4.3968147953171cm)" svg:viewBox="0 0 418 216" svg:d="M418 0c-387-3-418 216-418 216">
            <text:p/>
          </draw:path>
          <draw:path draw:style-name="gr3" draw:text-style-name="P6" draw:layer="layout" svg:width="0.416cm" svg:height="0.217cm" draw:transform="skewX (-0.0748746249105567) rotate (2.95780948335479) translate (8.90242348271648cm 4.9096590442356cm)" svg:viewBox="0 0 417 218" svg:d="M0 0c386-1 417 218 417 218">
            <text:p/>
          </draw:path>
          <draw:path draw:style-name="gr3" draw:text-style-name="P6" draw:layer="layout" svg:width="0.41cm" svg:height="0.087cm" draw:transform="skewX (-0.197396738400559) rotate (-3.07177948351002) translate (9.3216029982292cm 4.8810272731122cm)" svg:viewBox="0 0 411 88" svg:d="M411 0c-382 1-411 88-411 88">
            <text:p/>
          </draw:path>
          <draw:path draw:style-name="gr3" draw:text-style-name="P6" draw:layer="layout" svg:width="0.411cm" svg:height="0.13cm" draw:transform="skewX (0.075398223686155) rotate (-0.106116018521256) translate (8.90007546056057cm 4.6407752340242cm)" svg:viewBox="0 0 412 131" svg:d="M0 0c382 0 412 131 412 131">
            <text:p/>
          </draw:path>
          <draw:path draw:style-name="gr3" draw:text-style-name="P6" draw:layer="layout" svg:width="0.417cm" svg:height="0.216cm" draw:transform="skewX (0.0720820981073658) rotate (0.185877565337396) translate (8.49167370666658cm 4.7173779364837cm)" svg:viewBox="0 0 418 217" svg:d="M418 0c-387-3-418 217-418 217">
            <text:p/>
          </draw:path>
          <draw:path draw:style-name="gr3" draw:text-style-name="P6" draw:layer="layout" svg:width="0.416cm" svg:height="0.217cm" draw:transform="skewX (-0.0752236907609556) rotate (2.95780948335479) translate (8.91429255858702cm 5.2388868222696cm)" svg:viewBox="0 0 417 218" svg:d="M0 0c386-1 417 218 417 218">
            <text:p/>
          </draw:path>
          <draw:path draw:style-name="gr3" draw:text-style-name="P6" draw:layer="layout" svg:width="0.41cm" svg:height="0.086cm" draw:transform="skewX (-0.197396738400559) rotate (-3.06916148963203) translate (9.3215495166134cm 5.2014804450977cm)" svg:viewBox="0 0 411 87" svg:d="M411 0c-381 0-411 87-411 87">
            <text:p/>
          </draw:path>
          <draw:path draw:style-name="gr3" draw:text-style-name="P6" draw:layer="layout" svg:width="0.411cm" svg:height="0.13cm" draw:transform="skewX (0.075398223686155) rotate (-0.106116018521256) translate (8.90007546056057cm 4.9616600076868cm)" svg:viewBox="0 0 412 131" svg:d="M0 0c382 0 412 131 412 131">
            <text:p/>
          </draw:path>
          <draw:path draw:style-name="gr3" draw:text-style-name="P6" draw:layer="layout" svg:width="0.417cm" svg:height="0.215cm" draw:transform="skewX (0.075398223686155) rotate (0.188321026290188) translate (8.49197383229972cm 5.0392261121896cm)" svg:viewBox="0 0 418 216" svg:d="M418 0c-387-3-418 216-418 216">
            <text:p/>
          </draw:path>
          <draw:path draw:style-name="gr3" draw:text-style-name="P6" draw:layer="layout" svg:width="0.416cm" svg:height="0.217cm" draw:transform="skewX (-0.0748746249105567) rotate (2.95780948335479) translate (8.90242348271648cm 5.5366678919722cm)" svg:viewBox="0 0 417 218" svg:d="M0 0c386-1 417 218 417 218">
            <text:p/>
          </draw:path>
          <draw:line draw:style-name="gr3" draw:text-style-name="P6" draw:layer="layout" svg:x1="8.916cm" svg:y1="4.072cm" svg:x2="8.908cm" svg:y2="3.287cm">
            <text:p/>
          </draw:line>
          <draw:line draw:style-name="gr3" draw:text-style-name="P6" draw:layer="layout" svg:x1="8.909cm" svg:y1="6.319cm" svg:x2="8.901cm" svg:y2="5.534cm">
            <text:p/>
          </draw:line>
        </draw:g>
        <draw:line draw:style-name="gr16" draw:text-style-name="P6" draw:layer="layout" svg:x1="8.119cm" svg:y1="3.911cm" svg:x2="8.119cm" svg:y2="5.711cm">
          <text:p/>
        </draw:line>
        <draw:line draw:style-name="gr16" draw:text-style-name="P6" draw:layer="layout" svg:x1="7.921cm" svg:y1="3.912cm" svg:x2="7.921cm" svg:y2="5.712cm">
          <text:p/>
        </draw:line>
        <draw:frame draw:style-name="gr17" draw:text-style-name="P7" draw:layer="layout" svg:width="2cm" svg:height="0.725cm" svg:x="7.1cm" svg:y="2.675cm">
          <draw:text-box>
            <text:p><text:span text:style-name="T1">0.</text:span><text:span text:style-name="T2">153:1</text:span></text:p>
          </draw:text-box>
        </draw:frame>
        <draw:connector draw:style-name="gr7" draw:text-style-name="P2" draw:layer="layout" draw:line-skew="0cm -1.31cm" svg:x1="7.063cm" svg:y1="3.27cm" svg:x2="4cm" svg:y2="4.263cm" draw:start-shape="id8" draw:start-glue-point="0" draw:end-shape="id9" draw:end-glue-point="1" svg:d="M7063 3270v-550h-3063v1543" svg:viewBox="0 0 3064 1544">
          <text:p/>
        </draw:connector>
        <draw:connector draw:style-name="gr7" draw:text-style-name="P2" draw:layer="layout" svg:x1="7.063cm" svg:y1="6.302cm" svg:x2="4.025cm" svg:y2="5.492cm" draw:start-shape="id8" draw:start-glue-point="2" draw:end-shape="id10" draw:end-glue-point="8" svg:d="M7063 6302v550h-3038v-1360" svg:viewBox="0 0 3039 1361">
          <text:p/>
        </draw:connector>
        <draw:connector draw:style-name="gr7" draw:text-style-name="P2" draw:layer="layout" draw:line-skew="-0.995cm" svg:x1="8.908cm" svg:y1="3.287cm" svg:x2="13.951cm" svg:y2="1.699cm" draw:start-shape="id11" draw:end-shape="id12" draw:end-glue-point="7" svg:d="M8908 3287v-1787h5043v199" svg:viewBox="0 0 5044 1788">
          <text:p/>
        </draw:connector>
        <draw:connector draw:style-name="gr7" draw:text-style-name="P2" draw:layer="layout" draw:line-skew="-0.169cm -0.025cm" svg:x1="8.908cm" svg:y1="6.319cm" svg:x2="14.1cm" svg:y2="6.775cm" draw:start-shape="id11" draw:start-glue-point="2" draw:end-shape="id13" draw:end-glue-point="6" svg:d="M8908 6319v381h2792v75h2400" svg:viewBox="0 0 5193 45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8T15:27:45.656564503</dc:date>
    <meta:editing-duration>P1DT1H29M14S</meta:editing-duration>
    <meta:editing-cycles>18</meta:editing-cycles>
    <meta:generator>LibreOffice/6.4.7.2$Linux_X86_64 LibreOffice_project/40$Build-2</meta:generator>
    <meta:document-statistic meta:object-count="122"/>
  </office:meta>
</office:document-meta>
</file>